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.467cm" fo:margin-top="0cm" fo:margin-bottom="0cm" style:contextual-spacing="false" fo:line-height="1.372cm" fo:text-align="start" style:justify-single-word="false" fo:text-indent="0cm" style:auto-text-indent="false" style:page-number="auto"/>
    </style:style>
    <style:style style:name="P2" style:family="paragraph" style:parent-style-name="Standard">
      <style:paragraph-properties fo:margin-left="0.203cm" fo:margin-right="7.054cm" fo:margin-top="0.741cm" fo:margin-bottom="0cm" style:contextual-spacing="false" fo:line-height="145%" fo:text-align="start" style:justify-single-word="false" fo:text-indent="-0.004cm" style:auto-text-indent="false"/>
    </style:style>
    <style:style style:name="P3" style:family="paragraph" style:parent-style-name="Standard">
      <style:paragraph-properties fo:margin-left="0.192cm" fo:margin-righ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.196cm" fo:margin-right="0cm" fo:margin-top="0.002cm" fo:margin-bottom="0cm" style:contextual-spacing="false" fo:text-align="start" style:justify-single-word="false" fo:text-indent="0cm" style:auto-text-indent="false"/>
    </style:style>
    <style:style style:name="P5" style:family="paragraph" style:parent-style-name="Text_20_body">
      <style:paragraph-properties fo:margin-top="0.019cm" fo:margin-bottom="0cm" style:contextual-spacing="false" fo:text-align="start" style:justify-single-word="false"/>
      <style:text-properties fo:font-size="18.5pt" style:font-size-asian="18.5pt"/>
    </style:style>
    <style:style style:name="P6" style:family="paragraph" style:parent-style-name="Text_20_body">
      <style:paragraph-properties fo:margin-left="0.201cm" fo:margin-right="0.284cm" fo:line-height="103%" fo:text-indent="1.24cm" style:auto-text-indent="false"/>
    </style:style>
    <style:style style:name="P7" style:family="paragraph" style:parent-style-name="Text_20_body">
      <style:paragraph-properties fo:margin-left="0.196cm" fo:margin-right="0.284cm" fo:margin-top="0.277cm" fo:margin-bottom="0cm" style:contextual-spacing="false" fo:line-height="103%" fo:text-indent="1.244cm" style:auto-text-indent="false"/>
    </style:style>
    <style:style style:name="P8" style:family="paragraph" style:parent-style-name="Text_20_body">
      <style:paragraph-properties fo:margin-left="0.196cm" fo:margin-right="0.159cm" fo:margin-top="0.296cm" fo:margin-bottom="0cm" style:contextual-spacing="false" fo:line-height="103%" fo:text-indent="1.244cm" style:auto-text-indent="false"/>
    </style:style>
    <style:style style:name="P9" style:family="paragraph" style:parent-style-name="Text_20_body">
      <style:paragraph-properties fo:margin-left="0.196cm" fo:margin-right="0.159cm" fo:line-height="103%" fo:text-indent="1.244cm" style:auto-text-indent="false"/>
    </style:style>
    <style:style style:name="P10" style:family="paragraph" style:parent-style-name="Text_20_body">
      <style:paragraph-properties fo:margin-left="0.201cm" fo:margin-right="0cm" fo:margin-top="0.002cm" fo:margin-bottom="0cm" style:contextual-spacing="false" fo:line-height="103%" fo:text-indent="1.24cm" style:auto-text-indent="false"/>
    </style:style>
    <style:style style:name="P11" style:family="paragraph" style:parent-style-name="Text_20_body">
      <style:paragraph-properties fo:margin-left="0.201cm" fo:margin-right="0cm" fo:margin-top="0.277cm" fo:margin-bottom="0cm" style:contextual-spacing="false" fo:line-height="103%" fo:text-indent="1.24cm" style:auto-text-indent="false"/>
    </style:style>
    <style:style style:name="P12" style:family="paragraph" style:parent-style-name="Text_20_body" style:master-page-name="Converted1">
      <style:paragraph-properties fo:margin-left="0.201cm" fo:margin-right="0cm" fo:margin-top="0.041cm" fo:margin-bottom="0cm" style:contextual-spacing="false" fo:line-height="103%" fo:text-indent="-0.002cm" style:auto-text-indent="false" style:page-number="auto"/>
    </style:style>
    <style:style style:name="P13" style:family="paragraph" style:parent-style-name="Text_20_body">
      <style:paragraph-properties fo:margin-left="0.196cm" fo:margin-right="0.282cm" fo:margin-top="0.277cm" fo:margin-bottom="0cm" style:contextual-spacing="false" fo:line-height="103%" fo:text-align="justify" style:justify-single-word="false" fo:text-indent="1.244cm" style:auto-text-indent="false"/>
    </style:style>
    <style:style style:name="P14" style:family="paragraph" style:parent-style-name="Text_20_body">
      <style:paragraph-properties fo:margin-left="0.199cm" fo:margin-right="0.445cm" fo:margin-top="0.277cm" fo:margin-bottom="0cm" style:contextual-spacing="false" fo:line-height="103%" fo:text-align="justify" style:justify-single-word="false" fo:text-indent="1.242cm" style:auto-text-indent="false"/>
    </style:style>
    <style:style style:name="P15" style:family="paragraph" style:parent-style-name="Text_20_body">
      <style:paragraph-properties fo:margin-left="0.196cm" fo:margin-right="0cm" fo:margin-top="0.305cm" fo:margin-bottom="0cm" style:contextual-spacing="false" fo:line-height="103%" fo:text-indent="1.244cm" style:auto-text-indent="false"/>
    </style:style>
    <style:style style:name="P16" style:family="paragraph" style:parent-style-name="Text_20_body">
      <style:text-properties fo:font-size="12pt" style:font-size-asian="12pt"/>
    </style:style>
    <style:style style:name="P17" style:family="paragraph" style:parent-style-name="Text_20_body">
      <style:paragraph-properties fo:margin-top="0.007cm" fo:margin-bottom="0cm" style:contextual-spacing="false"/>
      <style:text-properties fo:font-size="13.5pt" style:font-size-asian="13.5pt"/>
    </style:style>
    <style:style style:name="P18" style:family="paragraph" style:parent-style-name="Text_20_body">
      <style:paragraph-properties fo:margin-top="0.016cm" fo:margin-bottom="0cm" style:contextual-spacing="false"/>
      <style:text-properties fo:font-size="19pt" style:font-size-asian="19pt"/>
    </style:style>
    <style:style style:name="P19" style:family="paragraph" style:parent-style-name="Text_20_body">
      <style:paragraph-properties fo:margin-top="0.018cm" fo:margin-bottom="0cm" style:contextual-spacing="false"/>
      <style:text-properties fo:font-size="14.5pt" style:font-size-asian="14.5pt"/>
    </style:style>
    <style:style style:name="P20" style:family="paragraph" style:parent-style-name="Text_20_body">
      <style:paragraph-properties fo:margin-top="0.009cm" fo:margin-bottom="0cm" style:contextual-spacing="false"/>
      <style:text-properties fo:font-size="19.5pt" style:font-size-asian="19.5pt"/>
    </style:style>
    <style:style style:name="T1" style:family="text">
      <style:text-properties fo:font-size="35.5pt" style:font-size-asian="35.5pt" style:text-scale="95%"/>
    </style:style>
    <style:style style:name="T2" style:family="text">
      <style:text-properties fo:font-size="35.5pt" fo:letter-spacing="0.021cm" style:font-size-asian="35.5pt" style:text-scale="95%"/>
    </style:style>
    <style:style style:name="T3" style:family="text">
      <style:text-properties style:text-scale="85%"/>
    </style:style>
    <style:style style:name="T4" style:family="text">
      <style:text-properties fo:letter-spacing="0.12cm" style:text-scale="85%"/>
    </style:style>
    <style:style style:name="T5" style:family="text">
      <style:text-properties fo:letter-spacing="0.201cm" style:text-scale="85%"/>
    </style:style>
    <style:style style:name="T6" style:family="text">
      <style:text-properties fo:font-size="15.5pt" fo:font-style="italic" fo:font-weight="bold" style:font-size-asian="15.5pt" style:font-style-asian="italic" style:font-weight-asian="bold"/>
    </style:style>
    <style:style style:name="T7" style:family="text">
      <style:text-properties fo:font-size="15.5pt" fo:font-style="italic" fo:font-weight="bold" style:font-size-asian="15.5pt" style:font-style-asian="italic" style:font-weight-asian="bold" style:text-scale="95%"/>
    </style:style>
    <style:style style:name="T8" style:family="text">
      <style:text-properties fo:font-size="15.5pt" fo:letter-spacing="0.025cm" fo:font-style="italic" fo:font-weight="bold" style:font-size-asian="15.5pt" style:font-style-asian="italic" style:font-weight-asian="bold" style:text-scale="95%"/>
    </style:style>
    <style:style style:name="T9" style:family="text">
      <style:text-properties fo:font-size="15.5pt" fo:letter-spacing="0.021cm" fo:font-style="italic" fo:font-weight="bold" style:font-size-asian="15.5pt" style:font-style-asian="italic" style:font-weight-asian="bold" style:text-scale="95%"/>
    </style:style>
    <style:style style:name="T10" style:family="text">
      <style:text-properties fo:font-size="15.5pt" fo:letter-spacing="0.018cm" fo:font-style="italic" fo:font-weight="bold" style:font-size-asian="15.5pt" style:font-style-asian="italic" style:font-weight-asian="bold" style:text-scale="95%"/>
    </style:style>
    <style:style style:name="T11" style:family="text">
      <style:text-properties fo:font-size="15.5pt" fo:letter-spacing="0.009cm" fo:font-style="italic" fo:font-weight="bold" style:font-size-asian="15.5pt" style:font-style-asian="italic" style:font-weight-asian="bold" style:text-scale="95%"/>
    </style:style>
    <style:style style:name="T12" style:family="text">
      <style:text-properties fo:font-size="15.5pt" fo:letter-spacing="-0.111cm" fo:font-style="italic" fo:font-weight="bold" style:font-size-asian="15.5pt" style:font-style-asian="italic" style:font-weight-asian="bold" style:text-scale="95%"/>
    </style:style>
    <style:style style:name="T13" style:family="text">
      <style:text-properties fo:font-size="15.5pt" fo:letter-spacing="0.014cm" fo:font-style="italic" fo:font-weight="bold" style:font-size-asian="15.5pt" style:font-style-asian="italic" style:font-weight-asian="bold"/>
    </style:style>
    <style:style style:name="T14" style:family="text">
      <style:text-properties fo:color="#2f5495" loext:opacity="100%" fo:font-size="22pt" style:font-size-asian="22pt" style:text-scale="95%"/>
    </style:style>
    <style:style style:name="T15" style:family="text">
      <style:text-properties fo:color="#2f5495" loext:opacity="100%" fo:font-size="22pt" style:font-size-asian="22pt"/>
    </style:style>
    <style:style style:name="T16" style:family="text">
      <style:text-properties fo:color="#2f5495" loext:opacity="100%" fo:font-size="22pt" style:font-size-asian="22pt" style:text-scale="85%"/>
    </style:style>
    <style:style style:name="T17" style:family="text">
      <style:text-properties fo:color="#2f5495" loext:opacity="100%" fo:font-size="22pt" fo:letter-spacing="0.007cm" style:font-size-asian="22pt" style:text-scale="95%"/>
    </style:style>
    <style:style style:name="T18" style:family="text">
      <style:text-properties fo:color="#2f5495" loext:opacity="100%" fo:font-size="22pt" fo:letter-spacing="-0.002cm" style:font-size-asian="22pt" style:text-scale="95%"/>
    </style:style>
    <style:style style:name="T19" style:family="text">
      <style:text-properties fo:color="#2f5495" loext:opacity="100%" fo:font-size="22pt" fo:letter-spacing="0.072cm" style:font-size-asian="22pt" style:text-scale="95%"/>
    </style:style>
    <style:style style:name="T20" style:family="text">
      <style:text-properties fo:color="#2f5495" loext:opacity="100%" fo:font-size="22pt" fo:letter-spacing="0.056cm" style:font-size-asian="22pt" style:text-scale="95%"/>
    </style:style>
    <style:style style:name="T21" style:family="text">
      <style:text-properties fo:color="#2f5495" loext:opacity="100%" fo:font-size="22pt" fo:letter-spacing="0.012cm" style:font-size-asian="22pt" style:text-scale="95%"/>
    </style:style>
    <style:style style:name="T22" style:family="text">
      <style:text-properties fo:color="#2f5495" loext:opacity="100%" fo:font-size="22pt" fo:letter-spacing="0.083cm" style:font-size-asian="22pt" style:text-scale="95%"/>
    </style:style>
    <style:style style:name="T23" style:family="text">
      <style:text-properties fo:color="#2f5495" loext:opacity="100%" fo:font-size="22pt" fo:letter-spacing="-0.161cm" style:font-size-asian="22pt" style:text-scale="95%"/>
    </style:style>
    <style:style style:name="T24" style:family="text">
      <style:text-properties fo:color="#2f5495" loext:opacity="100%" fo:font-size="22pt" fo:letter-spacing="0.009cm" style:font-size-asian="22pt"/>
    </style:style>
    <style:style style:name="T25" style:family="text">
      <style:text-properties fo:color="#2f5495" loext:opacity="100%" fo:font-size="22pt" fo:letter-spacing="-0.004cm" style:font-size-asian="22pt"/>
    </style:style>
    <style:style style:name="T26" style:family="text">
      <style:text-properties fo:font-size="25pt" style:font-size-asian="25pt" style:text-scale="95%"/>
    </style:style>
    <style:style style:name="T27" style:family="text">
      <style:text-properties style:text-scale="95%"/>
    </style:style>
    <style:style style:name="T28" style:family="text">
      <style:text-properties fo:letter-spacing="0.011cm"/>
    </style:style>
    <style:style style:name="T29" style:family="text">
      <style:text-properties fo:letter-spacing="0.011cm" style:text-scale="95%"/>
    </style:style>
    <style:style style:name="T30" style:family="text">
      <style:text-properties fo:letter-spacing="0.004cm"/>
    </style:style>
    <style:style style:name="T31" style:family="text">
      <style:text-properties fo:letter-spacing="0.004cm" style:text-scale="95%"/>
    </style:style>
    <style:style style:name="T32" style:family="text">
      <style:text-properties fo:letter-spacing="0.016cm"/>
    </style:style>
    <style:style style:name="T33" style:family="text">
      <style:text-properties fo:letter-spacing="0.016cm" style:text-scale="95%"/>
    </style:style>
    <style:style style:name="T34" style:family="text">
      <style:text-properties fo:letter-spacing="0.028cm" style:text-scale="95%"/>
    </style:style>
    <style:style style:name="T35" style:family="text">
      <style:text-properties fo:letter-spacing="-0.009cm" style:text-scale="95%"/>
    </style:style>
    <style:style style:name="T36" style:family="text">
      <style:text-properties fo:letter-spacing="0.019cm"/>
    </style:style>
    <style:style style:name="T37" style:family="text">
      <style:text-properties fo:letter-spacing="0.019cm" style:text-scale="95%"/>
    </style:style>
    <style:style style:name="T38" style:family="text">
      <style:text-properties fo:letter-spacing="0.002cm"/>
    </style:style>
    <style:style style:name="T39" style:family="text">
      <style:text-properties fo:letter-spacing="0.002cm" style:text-scale="95%"/>
    </style:style>
    <style:style style:name="T40" style:family="text">
      <style:text-properties fo:letter-spacing="-0.005cm"/>
    </style:style>
    <style:style style:name="T41" style:family="text">
      <style:text-properties fo:letter-spacing="-0.005cm" style:text-scale="95%"/>
    </style:style>
    <style:style style:name="T42" style:family="text">
      <style:text-properties fo:letter-spacing="0.012cm"/>
    </style:style>
    <style:style style:name="T43" style:family="text">
      <style:text-properties fo:letter-spacing="0.012cm" style:text-scale="95%"/>
    </style:style>
    <style:style style:name="T44" style:family="text">
      <style:text-properties fo:letter-spacing="0.021cm" style:text-scale="95%"/>
    </style:style>
    <style:style style:name="T45" style:family="text">
      <style:text-properties fo:letter-spacing="-0.002cm" style:text-scale="95%"/>
    </style:style>
    <style:style style:name="T46" style:family="text">
      <style:text-properties fo:letter-spacing="0.007cm"/>
    </style:style>
    <style:style style:name="T47" style:family="text">
      <style:text-properties fo:letter-spacing="0.007cm" style:text-scale="95%"/>
    </style:style>
    <style:style style:name="T48" style:family="text">
      <style:text-properties fo:letter-spacing="0.005cm" style:text-scale="95%"/>
    </style:style>
    <style:style style:name="T49" style:family="text">
      <style:text-properties fo:letter-spacing="0.014cm"/>
    </style:style>
    <style:style style:name="T50" style:family="text">
      <style:text-properties fo:letter-spacing="0.014cm" style:text-scale="95%"/>
    </style:style>
    <style:style style:name="T51" style:family="text">
      <style:text-properties fo:letter-spacing="-0.018cm" style:text-scale="95%"/>
    </style:style>
    <style:style style:name="T52" style:family="text">
      <style:text-properties fo:letter-spacing="0.023cm"/>
    </style:style>
    <style:style style:name="T53" style:family="text">
      <style:text-properties fo:letter-spacing="0.023cm" style:text-scale="95%"/>
    </style:style>
    <style:style style:name="T54" style:family="text">
      <style:text-properties fo:letter-spacing="-0.007cm"/>
    </style:style>
    <style:style style:name="T55" style:family="text">
      <style:text-properties fo:letter-spacing="-0.007cm" style:text-scale="95%"/>
    </style:style>
    <style:style style:name="T56" style:family="text">
      <style:text-properties fo:letter-spacing="-0.004cm"/>
    </style:style>
    <style:style style:name="T57" style:family="text">
      <style:text-properties fo:letter-spacing="-0.004cm" style:text-scale="95%"/>
    </style:style>
    <style:style style:name="T58" style:family="text">
      <style:text-properties fo:letter-spacing="0.018cm"/>
    </style:style>
    <style:style style:name="T59" style:family="text">
      <style:text-properties fo:letter-spacing="0.018cm" style:text-scale="95%"/>
    </style:style>
    <style:style style:name="T60" style:family="text">
      <style:text-properties fo:letter-spacing="0.026cm" style:text-scale="95%"/>
    </style:style>
    <style:style style:name="T61" style:family="text">
      <style:text-properties fo:letter-spacing="0.009cm"/>
    </style:style>
    <style:style style:name="T62" style:family="text">
      <style:text-properties fo:letter-spacing="0.009cm" style:text-scale="95%"/>
    </style:style>
    <style:style style:name="T63" style:family="text">
      <style:text-properties fo:letter-spacing="0.035cm" style:text-scale="95%"/>
    </style:style>
    <style:style style:name="T64" style:family="text">
      <style:text-properties fo:letter-spacing="0.025cm"/>
    </style:style>
    <style:style style:name="T65" style:family="text">
      <style:text-properties fo:letter-spacing="0.025cm" style:text-scale="95%"/>
    </style:style>
    <style:style style:name="T66" style:family="text">
      <style:text-properties fo:letter-spacing="-0.09cm" style:text-scale="95%"/>
    </style:style>
    <style:style style:name="T67" style:family="text">
      <style:text-properties fo:letter-spacing="0.032cm" style:text-scale="95%"/>
    </style:style>
    <style:style style:name="T68" style:family="text">
      <style:text-properties fo:letter-spacing="-0.012cm"/>
    </style:style>
    <style:style style:name="T69" style:family="text">
      <style:text-properties fo:letter-spacing="-0.012cm" style:text-scale="95%"/>
    </style:style>
    <style:style style:name="T70" style:family="text">
      <style:text-properties fo:letter-spacing="-0.016cm"/>
    </style:style>
    <style:style style:name="T71" style:family="text">
      <style:text-properties fo:letter-spacing="-0.016cm" style:text-scale="95%"/>
    </style:style>
    <style:style style:name="T72" style:family="text">
      <style:text-properties fo:letter-spacing="-0.011cm"/>
    </style:style>
    <style:style style:name="T73" style:family="text">
      <style:text-properties fo:letter-spacing="-0.011cm" style:text-scale="95%"/>
    </style:style>
    <style:style style:name="T74" style:family="text">
      <style:text-properties fo:letter-spacing="0.03cm" style:text-scale="95%"/>
    </style:style>
    <style:style style:name="T75" style:family="text">
      <style:text-properties fo:font-size="23pt" style:font-size-asian="23pt"/>
    </style:style>
    <style:style style:name="T76" style:family="text">
      <style:text-properties fo:letter-spacing="-0.014cm" style:text-scale="95%"/>
    </style:style>
    <style:style style:name="T77" style:family="text">
      <style:text-properties fo:letter-spacing="-0.088cm" style:text-scale="95%"/>
    </style:style>
    <style:style style:name="T78" style:family="text">
      <style:text-properties fo:letter-spacing="-0.023cm"/>
    </style:style>
    <style:style style:name="T79" style:family="text">
      <style:text-properties fo:letter-spacing="-0.019cm" style:text-scale="95%"/>
    </style:style>
    <style:style style:name="T80" style:family="text">
      <style:text-properties fo:letter-spacing="0.039cm" style:text-scale="95%"/>
    </style:style>
    <style:style style:name="T81" style:family="text">
      <style:text-properties fo:letter-spacing="0.046cm" style:text-scale="95%"/>
    </style:style>
    <style:style style:name="T82" style:family="text">
      <style:text-properties fo:font-size="21.5pt" style:font-size-asian="21.5pt"/>
    </style:style>
    <style:style style:name="T83" style:family="text">
      <style:text-properties style:font-name="Calibri" fo:font-size="12.5pt" fo:language="pt" fo:country="PT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span text:style-name="T26">UX</text:span></text:p>
        <text:p text:style-name="P5"/>
        <text:p text:style-name="P6"><text:span text:style-name="T27">UX</text:span><text:span text:style-name="T29"> </text:span><text:span text:style-name="T27">(do</text:span><text:span text:style-name="T31"> </text:span><text:span text:style-name="T27">inglês,</text:span><text:span text:style-name="T33"> </text:span><text:span text:style-name="T27">experiência</text:span><text:span text:style-name="T34"> </text:span><text:span text:style-name="T27">do</text:span><text:span text:style-name="T35"> </text:span><text:span text:style-name="T27">usuário)</text:span><text:span text:style-name="T37"> </text:span><text:span text:style-name="T27">é,</text:span><text:span text:style-name="T35"> </text:span><text:span text:style-name="T27">como</text:span><text:span text:style-name="T39"> </text:span><text:span text:style-name="T27">o</text:span><text:span text:style-name="T41"> </text:span><text:span text:style-name="T27">próprio</text:span><text:span text:style-name="T43"> </text:span><text:span text:style-name="T27">nome</text:span><text:span text:style-name="T31"> </text:span><text:span text:style-name="T27">sugere,</text:span><text:span text:style-name="T34"> </text:span><text:span text:style-name="T27">é</text:span><text:span text:style-name="T35"> </text:span><text:span text:style-name="T27">o</text:span><text:span text:style-name="T39"> </text:span><text:span text:style-name="T27">processo</text:span><text:span text:style-name="T39"> </text:span><text:span text:style-name="T27">de</text:span><text:span text:style-name="T41"> </text:span><text:span text:style-name="T27">aperfeiçoar</text:span><text:span text:style-name="T44"> </text:span><text:span text:style-name="T27">todos</text:span><text:span text:style-name="T31"> </text:span><text:span text:style-name="T27">os</text:span><text:span text:style-name="T45"> </text:span><text:span text:style-name="T27">itens</text:span><text:span text:style-name="T47"> </text:span><text:span text:style-name="T27">que</text:span><text:span text:style-name="T48"> </text:span><text:span text:style-name="T27">influenciam</text:span><text:span text:style-name="T50"> </text:span><text:span text:style-name="T27">na</text:span><text:span text:style-name="T51"> </text:span><text:span text:style-name="T27">interação</text:span><text:span text:style-name="T37"> </text:span><text:span text:style-name="T27">do</text:span><text:span text:style-name="T35"> </text:span><text:span text:style-name="T27">usuário</text:span><text:span text:style-name="T47"> </text:span><text:span text:style-name="T27">com</text:span><text:span text:style-name="T39"> </text:span><text:span text:style-name="T27">uma empresa,</text:span><text:span text:style-name="T53"> </text:span><text:span text:style-name="T27">produto</text:span><text:span text:style-name="T29"> </text:span><text:span text:style-name="T27">ou</text:span><text:span text:style-name="T55"> </text:span><text:span text:style-name="T27">serviço,</text:span><text:span text:style-name="T50"> </text:span><text:span text:style-name="T27">a</text:span><text:span text:style-name="T35"> </text:span><text:span text:style-name="T27">fim</text:span><text:span text:style-name="T31"> </text:span><text:span text:style-name="T27">de</text:span><text:span text:style-name="T57"> </text:span><text:span text:style-name="T27">garantir</text:span><text:span text:style-name="T43"> </text:span><text:span text:style-name="T27">a</text:span><text:span text:style-name="T55"> </text:span><text:span text:style-name="T27">satisfação</text:span><text:span text:style-name="T50"> </text:span><text:span text:style-name="T27">e</text:span><text:span text:style-name="T35"> </text:span><text:span text:style-name="T27">os</text:span><text:span text:style-name="T57"> </text:span><text:span text:style-name="T27">objetivos</text:span><text:span text:style-name="T29"> </text:span><text:span text:style-name="T27">que</text:span><text:span text:style-name="T39"> </text:span><text:span text:style-name="T27">o</text:span><text:span text:style-name="T39"> </text:span>usuário<text:span text:style-name="T28"> </text:span>tem<text:span text:style-name="T38"> </text:span>a<text:span text:style-name="T56"> </text:span>partir<text:span text:style-name="T58"> </text:span>daquela<text:span text:style-name="T52"> </text:span>interação.</text:p>
        <text:p text:style-name="P7"><text:span text:style-name="T27">Desse</text:span><text:span text:style-name="T33"> </text:span><text:span text:style-name="T27">modo,</text:span><text:span text:style-name="T50"> </text:span><text:span text:style-name="T27">observa-se</text:span><text:span text:style-name="T60"> </text:span><text:span text:style-name="T27">que</text:span><text:span text:style-name="T62"> </text:span><text:span text:style-name="T27">é</text:span><text:span text:style-name="T55"> </text:span><text:span text:style-name="T27">um conceito</text:span><text:span text:style-name="T33"> </text:span><text:span text:style-name="T27">geral</text:span><text:span text:style-name="T57"> </text:span><text:span text:style-name="T27">e não</text:span><text:span text:style-name="T62"> </text:span><text:span text:style-name="T27">apenas</text:span><text:span text:style-name="T62"> </text:span><text:span text:style-name="T27">restrito</text:span><text:span text:style-name="T33"> </text:span><text:span text:style-name="T27">ao</text:span><text:span text:style-name="T39"> </text:span><text:span text:style-name="T27">mundo</text:span><text:span text:style-name="T50"> </text:span><text:span text:style-name="T27">da computação</text:span><text:span text:style-name="T60"> </text:span><text:span text:style-name="T27">e</text:span><text:span text:style-name="T57"> </text:span><text:span text:style-name="T27">programação.</text:span><text:span text:style-name="T63"> </text:span><text:span text:style-name="T27">No</text:span><text:span text:style-name="T45"> </text:span><text:span text:style-name="T27">entanto,</text:span><text:span text:style-name="T48"> </text:span><text:span text:style-name="T27">neste mundo</text:span><text:span text:style-name="T39"> </text:span><text:span text:style-name="T27">é comum</text:span><text:span text:style-name="T65"> </text:span><text:span text:style-name="T27">e</text:span><text:span text:style-name="T57"> </text:span><text:span text:style-name="T27">mais</text:span><text:span text:style-name="T39"> </text:span><text:span text:style-name="T27">fácil de observar UX aplicado a softwares,</text:span><text:span text:style-name="T39"> </text:span><text:span text:style-name="T27">visto que eles são um produto/serviço que</text:span><text:span text:style-name="T66"> </text:span><text:span text:style-name="T27">deve</text:span><text:span text:style-name="T47"> </text:span><text:span text:style-name="T27">atender as</text:span><text:span text:style-name="T47"> </text:span><text:span text:style-name="T27">necessidades</text:span><text:span text:style-name="T67"> </text:span><text:span text:style-name="T27">do</text:span><text:span text:style-name="T45"> </text:span><text:span text:style-name="T27">usuário/cliente. Entretanto,</text:span><text:span text:style-name="T60"> </text:span><text:span text:style-name="T27">o</text:span><text:span text:style-name="T39"> </text:span><text:span text:style-name="T27">seu</text:span><text:span text:style-name="T47"> </text:span><text:span text:style-name="T27">significado</text:span><text:span text:style-name="T53"> </text:span><text:span text:style-name="T27">ao</text:span><text:span text:style-name="T39"> </text:span><text:span text:style-name="T27">produto</text:span><text:span text:style-name="T33"> </text:span><text:span text:style-name="T27">se estende</text:span><text:span text:style-name="T65"> </text:span><text:span text:style-name="T27">muito</text:span><text:span text:style-name="T33"> </text:span><text:span text:style-name="T27">além</text:span><text:span text:style-name="T41"> </text:span><text:span text:style-name="T27">disso</text:span><text:span text:style-name="T31"> </text:span><text:span text:style-name="T27">indo do</text:span><text:span text:style-name="T69"> </text:span><text:span text:style-name="T27">ponto</text:span><text:span text:style-name="T62"> </text:span><text:span text:style-name="T27">de</text:span><text:span text:style-name="T62"> </text:span><text:span text:style-name="T27">como</text:span><text:span text:style-name="T62"> </text:span><text:span text:style-name="T27">divulgar</text:span><text:span text:style-name="T62"> </text:span><text:span text:style-name="T27">o</text:span><text:span text:style-name="T41"> </text:span><text:span text:style-name="T27">produto/</text:span><text:span text:style-name="T39"> </text:span>serviço<text:span text:style-name="T28"> </text:span>em<text:span text:style-name="T38"> </text:span>questão<text:span text:style-name="T42"> </text:span>até<text:span text:style-name="T38"> </text:span>como<text:span text:style-name="T30"> </text:span>ele<text:span text:style-name="T61"> </text:span>será<text:span text:style-name="T46"> </text:span>consumido</text:p>
        <text:p text:style-name="P8"><text:span text:style-name="T27">O profissional desta área, consequentemente, deve ter um entendimento</text:span><text:span text:style-name="T39"> </text:span><text:span text:style-name="T27">do</text:span><text:span text:style-name="T39"> </text:span><text:span text:style-name="T27">desde</text:span><text:span text:style-name="T29"> </text:span><text:span text:style-name="T27">o</text:span><text:span text:style-name="T55"> </text:span><text:span text:style-name="T27">processo</text:span><text:span text:style-name="T65"> </text:span><text:span text:style-name="T27">de</text:span><text:span text:style-name="T39"> </text:span><text:span text:style-name="T27">marketing,</text:span><text:span text:style-name="T37"> </text:span><text:span text:style-name="T27">do</text:span><text:span text:style-name="T35"> </text:span><text:span text:style-name="T27">desenvolvimento</text:span><text:span text:style-name="T41"> </text:span><text:span text:style-name="T27">e</text:span><text:span text:style-name="T41"> </text:span><text:span text:style-name="T27">até</text:span><text:span text:style-name="T31"> </text:span><text:span text:style-name="T27">consumo</text:span><text:span text:style-name="T59"> </text:span><text:span text:style-name="T27">do</text:span><text:span text:style-name="T57"> </text:span><text:span text:style-name="T27">produto.</text:span><text:span text:style-name="T37"> </text:span><text:span text:style-name="T27">Para</text:span><text:span text:style-name="T39"> </text:span><text:span text:style-name="T27">isso,</text:span><text:span text:style-name="T39"> </text:span><text:span text:style-name="T27">a</text:span><text:span text:style-name="T35"> </text:span><text:span text:style-name="T27">habilidade</text:span><text:span text:style-name="T43"> </text:span><text:span text:style-name="T27">de</text:span><text:span text:style-name="T31"> </text:span><text:span text:style-name="T27">ser</text:span><text:span text:style-name="T41"> </text:span><text:span text:style-name="T27">capaz de</text:span><text:span text:style-name="T45"> </text:span><text:span text:style-name="T27">realizar</text:span><text:span text:style-name="T59"> </text:span><text:span text:style-name="T27">o</text:span><text:span text:style-name="T71"> </text:span><text:span text:style-name="T27">design</text:span><text:span text:style-name="T33"> </text:span><text:span text:style-name="T27">geral</text:span><text:span text:style-name="T45"> </text:span><text:span text:style-name="T27">do</text:span><text:span text:style-name="T55"> </text:span><text:span text:style-name="T27">produto,</text:span><text:span text:style-name="T43"> </text:span><text:span text:style-name="T27">de</text:span><text:span text:style-name="T45"> </text:span><text:span text:style-name="T27">suas interações</text:span><text:span text:style-name="T39"> </text:span><text:span text:style-name="T27">e</text:span><text:span text:style-name="T41"> </text:span><text:span text:style-name="T27">das</text:span><text:span text:style-name="T45"> </text:span><text:span text:style-name="T27">soluções</text:span><text:span text:style-name="T59"> </text:span><text:span text:style-name="T27">que</text:span><text:span text:style-name="T43"> </text:span><text:span text:style-name="T27">ele</text:span><text:span text:style-name="T48"> </text:span><text:span text:style-name="T27">trará</text:span><text:span text:style-name="T59"> </text:span><text:span text:style-name="T27">para</text:span><text:span text:style-name="T31"> </text:span><text:span text:style-name="T27">os</text:span><text:span text:style-name="T73"> </text:span><text:span text:style-name="T27">usuários</text:span><text:span text:style-name="T50"> </text:span><text:span text:style-name="T27">é</text:span><text:span text:style-name="T45"> </text:span><text:span text:style-name="T27">fundamental.</text:span><text:span text:style-name="T74"> </text:span><text:span text:style-name="T27">Envolvendo</text:span><text:span text:style-name="T65"> </text:span><text:span text:style-name="T27">diversas</text:span><text:span text:style-name="T39"> </text:span><text:span text:style-name="T27">diferentes competências,</text:span><text:span text:style-name="T39"> </text:span><text:span text:style-name="T27">essa habilidade deste tipo de profissional</text:span><text:span text:style-name="T39"> </text:span><text:span text:style-name="T27">acaba sendo</text:span><text:span text:style-name="T39"> </text:span><text:span text:style-name="T27">utilizada</text:span><text:span text:style-name="T53"> </text:span><text:span text:style-name="T27">em</text:span><text:span text:style-name="T48"> </text:span><text:span text:style-name="T27">todos</text:span><text:span text:style-name="T29"> </text:span><text:span text:style-name="T27">os</text:span><text:span text:style-name="T41"> </text:span><text:span text:style-name="T27">processos</text:span><text:span text:style-name="T33"> </text:span><text:span text:style-name="T27">de criação</text:span><text:span text:style-name="T29"> </text:span><text:span text:style-name="T27">de</text:span><text:span text:style-name="T57"> </text:span><text:span text:style-name="T27">um</text:span><text:span text:style-name="T45"> </text:span><text:span text:style-name="T27">produto:</text:span><text:span text:style-name="T34"> </text:span><text:span text:style-name="T27">estratégia,</text:span><text:span text:style-name="T33"> </text:span><text:span text:style-name="T27">protótipo,</text:span><text:span text:style-name="T39"> </text:span>pesquisa,<text:span text:style-name="T42"> </text:span>validação,<text:span text:style-name="T46"> </text:span>desenvolvimento,<text:span text:style-name="T72"> </text:span>divulgação,<text:span text:style-name="T36"> </text:span>testes<text:span text:style-name="T38"> </text:span>etc.</text:p>
        <text:p text:style-name="P16"/>
        <text:p text:style-name="P17"/>
        <text:p text:style-name="P3"><text:span text:style-name="T75">UI</text:span></text:p>
        <text:p text:style-name="P18"/>
        <text:p text:style-name="P10"><text:span text:style-name="T27">UI</text:span><text:span text:style-name="T45"> </text:span><text:span text:style-name="T27">(do</text:span><text:span text:style-name="T45"> </text:span><text:span text:style-name="T27">inglês,</text:span><text:span text:style-name="T33"> </text:span><text:span text:style-name="T27">interface</text:span><text:span text:style-name="T50"> </text:span><text:span text:style-name="T27">do</text:span><text:span text:style-name="T41"> </text:span><text:span text:style-name="T27">usuário)</text:span><text:span text:style-name="T59"> </text:span><text:span text:style-name="T27">é,</text:span><text:span text:style-name="T76"> </text:span><text:span text:style-name="T27">como</text:span><text:span text:style-name="T57"> </text:span><text:span text:style-name="T27">o</text:span><text:span text:style-name="T35"> </text:span><text:span text:style-name="T27">próprio</text:span><text:span text:style-name="T43"> </text:span><text:span text:style-name="T27">nome</text:span><text:span text:style-name="T47"> </text:span><text:span text:style-name="T27">sugere,</text:span><text:span text:style-name="T50"> </text:span><text:span text:style-name="T27">o</text:span><text:span text:style-name="T35"> </text:span><text:span text:style-name="T27">meio</text:span><text:span text:style-name="T47"> </text:span><text:span text:style-name="T27">que</text:span><text:span text:style-name="T77"> </text:span><text:span text:style-name="T27">possibilita</text:span><text:span text:style-name="T59"> </text:span><text:span text:style-name="T27">a</text:span><text:span text:style-name="T69"> </text:span><text:span text:style-name="T27">interação</text:span><text:span text:style-name="T33"> </text:span><text:span text:style-name="T27">do</text:span><text:span text:style-name="T76"> </text:span><text:span text:style-name="T27">usuário</text:span><text:span text:style-name="T59"> </text:span><text:span text:style-name="T27">com</text:span><text:span text:style-name="T31"> </text:span><text:span text:style-name="T27">o</text:span><text:span text:style-name="T73"> </text:span><text:span text:style-name="T27">produto</text:span><text:span text:style-name="T59"> </text:span><text:span text:style-name="T27">em</text:span><text:span text:style-name="T57"> </text:span><text:span text:style-name="T27">questão</text:span><text:span text:style-name="T37"> </text:span><text:span text:style-name="T27">(seja</text:span><text:span text:style-name="T48"> </text:span><text:span text:style-name="T27">ele</text:span><text:span text:style-name="T41"> </text:span><text:span text:style-name="T27">um</text:span><text:span text:style-name="T73"> </text:span><text:span text:style-name="T27">software</text:span><text:span text:style-name="T29"> </text:span><text:span text:style-name="T27">ou</text:span></text:p>
      </text:section>
      <text:p text:style-name="P12"><text:span text:style-name="T27">não).</text:span><text:span text:style-name="T57"> </text:span><text:span text:style-name="T27">Apesar</text:span><text:span text:style-name="T45"> </text:span><text:span text:style-name="T27">de</text:span><text:span text:style-name="T57"> </text:span><text:span text:style-name="T27">sempre</text:span><text:span text:style-name="T48"> </text:span><text:span text:style-name="T27">associado</text:span><text:span text:style-name="T50"> </text:span><text:span text:style-name="T27">a</text:span><text:span text:style-name="T76"> </text:span><text:span text:style-name="T27">aplicações</text:span><text:span text:style-name="T50"> </text:span><text:span text:style-name="T27">e</text:span><text:span text:style-name="T55"> </text:span><text:span text:style-name="T27">softwares,</text:span><text:span text:style-name="T33"> </text:span><text:span text:style-name="T27">todo produto</text:span><text:span text:style-name="T50"> </text:span><text:span text:style-name="T27">estabelece</text:span><text:span text:style-name="T77"> </text:span>uma<text:span text:style-name="T54"> </text:span>interação<text:span text:style-name="T32"> </text:span>com<text:span text:style-name="T40"> </text:span>o<text:span text:style-name="T70"> </text:span>usuário<text:span text:style-name="T28"> </text:span>e,<text:span text:style-name="T78"> </text:span>por<text:span text:style-name="T40"> </text:span>conseguinte,<text:span text:style-name="T42"> </text:span>uma<text:span text:style-name="T68"> </text:span>interface.</text:p>
      <text:p text:style-name="P11"><text:span text:style-name="T27">Desta forma, a UX se dá por meio de uma UI. Por isso a apresentação</text:span><text:span text:style-name="T39"> </text:span><text:span text:style-name="T27">e design</text:span><text:span text:style-name="T39"> </text:span><text:span text:style-name="T45">visual</text:span><text:span text:style-name="T47"> </text:span><text:span text:style-name="T45">do</text:span><text:span text:style-name="T55"> </text:span><text:span text:style-name="T45">produto</text:span><text:span text:style-name="T29"> </text:span><text:span text:style-name="T45">(padrões,</text:span><text:span text:style-name="T44"> </text:span><text:span text:style-name="T45">cores,</text:span><text:span text:style-name="T43"> </text:span><text:span text:style-name="T27">tipografia,</text:span><text:span text:style-name="T59"> </text:span><text:span text:style-name="T27">clareza,</text:span><text:span text:style-name="T53"> </text:span><text:span text:style-name="T27">flexibilidade)</text:span><text:span text:style-name="T79"> </text:span><text:span text:style-name="T27">tem impacto</text:span><text:span text:style-name="T43"> </text:span><text:span text:style-name="T27">direto</text:span><text:span text:style-name="T39"> </text:span>na<text:span text:style-name="T38"> </text:span>usabilidade<text:span text:style-name="T52"> </text:span>e<text:span text:style-name="T38"> </text:span>experi<text:span text:style-name="T83">ê</text:span>ncia<text:span text:style-name="T64"> </text:span>do<text:span text:style-name="T40"> </text:span>usuário<text:span text:style-name="T49"> </text:span>(UX).</text:p>
      <text:p text:style-name="P13"><text:span text:style-name="T27">O profissional de UI é, então, o responsável pela concepção e elaboração visual</text:span><text:span text:style-name="T39"> </text:span><text:span text:style-name="T27">do produto, o tornando tangível aos usuários em colaboração com os outros setores e</text:span><text:span text:style-name="T39"> </text:span><text:span text:style-name="T27">profissionais</text:span><text:span text:style-name="T80"> </text:span><text:span text:style-name="T27">responsáveis</text:span><text:span text:style-name="T81"> </text:span><text:span text:style-name="T27">pelo</text:span><text:span text:style-name="T48"> </text:span><text:span text:style-name="T27">desenvolvimento</text:span><text:span text:style-name="T55"> </text:span><text:span text:style-name="T27">do</text:span><text:span text:style-name="T41"> </text:span><text:span text:style-name="T27">produto/aplicação.</text:span></text:p>
      <text:p text:style-name="P14"><text:span text:style-name="T27">Isto posto, o UI designer na área da tecnologia realiza e cria a interface dos</text:span><text:span text:style-name="T39"> </text:span><text:span text:style-name="T45">softwares/aplicações,</text:span><text:span text:style-name="T79"> </text:span><text:span text:style-name="T45">utilizando</text:span><text:span text:style-name="T63"> </text:span><text:span text:style-name="T45">a</text:span><text:span text:style-name="T55"> </text:span><text:span text:style-name="T45">ideia</text:span><text:span text:style-name="T47"> </text:span><text:span text:style-name="T45">da</text:span><text:span text:style-name="T47"> </text:span><text:span text:style-name="T45">forma</text:span><text:span text:style-name="T62"> </text:span><text:span text:style-name="T27">com</text:span><text:span text:style-name="T50"> </text:span><text:span text:style-name="T27">que</text:span><text:span text:style-name="T50"> </text:span><text:span text:style-name="T27">o</text:span><text:span text:style-name="T69"> </text:span><text:span text:style-name="T27">usuário</text:span><text:span text:style-name="T65"> </text:span><text:span text:style-name="T27">os/as</text:span><text:span text:style-name="T62"> </text:span><text:span text:style-name="T27">consumirá.</text:span></text:p>
      <text:p text:style-name="P16"/>
      <text:p text:style-name="P19"/>
      <text:p text:style-name="P4"><text:span text:style-name="T82">PD</text:span></text:p>
      <text:p text:style-name="P20"/>
      <text:p text:style-name="P9"><text:span text:style-name="T27">Product</text:span><text:span text:style-name="T59"> </text:span><text:span text:style-name="T27">designer,</text:span><text:span text:style-name="T37"> </text:span><text:span text:style-name="T27">ou</text:span><text:span text:style-name="T57"> </text:span><text:span text:style-name="T27">do</text:span><text:span text:style-name="T31"> </text:span><text:span text:style-name="T27">inglês</text:span><text:span text:style-name="T59"> </text:span><text:span text:style-name="T27">designer</text:span><text:span text:style-name="T59"> </text:span><text:span text:style-name="T27">de</text:span><text:span text:style-name="T45"> </text:span><text:span text:style-name="T27">produto,</text:span><text:span text:style-name="T65"> </text:span><text:span text:style-name="T27">é</text:span><text:span text:style-name="T41"> </text:span><text:span text:style-name="T27">uma</text:span><text:span text:style-name="T33"> </text:span><text:span text:style-name="T27">área</text:span><text:span text:style-name="T31"> </text:span><text:span text:style-name="T27">que</text:span><text:span text:style-name="T62"> </text:span><text:span text:style-name="T27">cria</text:span><text:span text:style-name="T31"> </text:span><text:span text:style-name="T27">e</text:span><text:span text:style-name="T39"> </text:span><text:span text:style-name="T27">desenvolve</text:span><text:span text:style-name="T67"> </text:span><text:span text:style-name="T27">soluções</text:span><text:span text:style-name="T59"> </text:span><text:span text:style-name="T27">em</text:span><text:span text:style-name="T45"> </text:span><text:span text:style-name="T27">forma</text:span><text:span text:style-name="T31"> </text:span><text:span text:style-name="T27">de</text:span><text:span text:style-name="T45"> </text:span><text:span text:style-name="T27">um</text:span><text:span text:style-name="T57"> </text:span><text:span text:style-name="T27">produto</text:span><text:span text:style-name="T59"> </text:span><text:span text:style-name="T27">(físico</text:span><text:span text:style-name="T50"> </text:span><text:span text:style-name="T27">ou</text:span><text:span text:style-name="T31"> </text:span><text:span text:style-name="T27">digital).</text:span><text:span text:style-name="T59"> </text:span><text:span text:style-name="T27">Quem</text:span><text:span text:style-name="T50"> </text:span><text:span text:style-name="T27">atua</text:span><text:span text:style-name="T48"> </text:span><text:span text:style-name="T27">como</text:span><text:span text:style-name="T39"> </text:span><text:span text:style-name="T27">product</text:span><text:span text:style-name="T29"> </text:span><text:span text:style-name="T27">designer</text:span><text:span text:style-name="T37"> </text:span><text:span text:style-name="T27">se</text:span><text:span text:style-name="T35"> </text:span><text:span text:style-name="T27">divide</text:span><text:span text:style-name="T29"> </text:span><text:span text:style-name="T27">entre as</text:span><text:span text:style-name="T35"> </text:span><text:span text:style-name="T27">necessidades</text:span><text:span text:style-name="T65"> </text:span><text:span text:style-name="T27">de</text:span><text:span text:style-name="T41"> </text:span><text:span text:style-name="T27">quem</text:span><text:span text:style-name="T45"> </text:span><text:span text:style-name="T27">consome</text:span><text:span text:style-name="T50"> </text:span><text:span text:style-name="T27">e</text:span><text:span text:style-name="T35"> </text:span><text:span text:style-name="T27">da</text:span><text:span text:style-name="T73"> </text:span><text:span text:style-name="T27">empresa.</text:span><text:span text:style-name="T43"> </text:span><text:span text:style-name="T27">São</text:span><text:span text:style-name="T77"> </text:span><text:span text:style-name="T27">profissionais</text:span><text:span text:style-name="T65"> </text:span><text:span text:style-name="T27">que</text:span><text:span text:style-name="T47"> </text:span><text:span text:style-name="T27">precisam</text:span><text:span text:style-name="T33"> </text:span><text:span text:style-name="T27">entregar</text:span><text:span text:style-name="T43"> </text:span><text:span text:style-name="T27">uma</text:span><text:span text:style-name="T31"> </text:span><text:span text:style-name="T27">experiência</text:span><text:span text:style-name="T37"> </text:span><text:span text:style-name="T27">boa e</text:span><text:span text:style-name="T57"> </text:span><text:span text:style-name="T27">sólida</text:span><text:span text:style-name="T31"> </text:span><text:span text:style-name="T27">à</text:span><text:span text:style-name="T69"> </text:span><text:span text:style-name="T27">pessoa</text:span><text:span text:style-name="T31"> </text:span><text:span text:style-name="T27">usuária</text:span><text:span text:style-name="T44"> </text:span><text:span text:style-name="T27">e</text:span><text:span text:style-name="T39"> </text:span><text:span text:style-name="T27">entender</text:span><text:span text:style-name="T53"> </text:span><text:span text:style-name="T27">o</text:span><text:span text:style-name="T55"> </text:span><text:span text:style-name="T27">negócio,</text:span><text:span text:style-name="T37"> </text:span><text:span text:style-name="T27">tangibilizando</text:span><text:span text:style-name="T76"> </text:span><text:span text:style-name="T27">assim</text:span><text:span text:style-name="T43"> </text:span><text:span text:style-name="T27">soluções</text:span><text:span text:style-name="T33"> </text:span><text:span text:style-name="T27">que</text:span><text:span text:style-name="T47"> </text:span><text:span text:style-name="T27">também</text:span><text:span text:style-name="T59"> </text:span><text:span text:style-name="T27">sejam</text:span><text:span text:style-name="T29"> </text:span><text:span text:style-name="T27">importantes</text:span><text:span text:style-name="T39"> </text:span>para<text:span text:style-name="T42"> </text:span>a<text:span text:style-name="T54"> </text:span>empresa<text:span text:style-name="T52"> </text:span>e seu<text:span text:style-name="T54"> </text:span>mercado.</text:p>
      <text:p text:style-name="P15"><text:span text:style-name="T27">Designers</text:span><text:span text:style-name="T53"> </text:span><text:span text:style-name="T27">de</text:span><text:span text:style-name="T31"> </text:span><text:span text:style-name="T27">produto</text:span><text:span text:style-name="T47"> </text:span><text:span text:style-name="T27">possuem</text:span><text:span text:style-name="T59"> </text:span><text:span text:style-name="T27">habilidades</text:span><text:span text:style-name="T67"> </text:span><text:span text:style-name="T27">em</text:span><text:span text:style-name="T45"> </text:span><text:span text:style-name="T27">diversas</text:span><text:span text:style-name="T59"> </text:span><text:span text:style-name="T27">áreas</text:span><text:span text:style-name="T45"> </text:span><text:span text:style-name="T27">do</text:span><text:span text:style-name="T35"> </text:span><text:span text:style-name="T27">design</text:span><text:span text:style-name="T29"> </text:span><text:span text:style-name="T27">e</text:span><text:span text:style-name="T39"> </text:span><text:span text:style-name="T27">acompanham</text:span><text:span text:style-name="T39"> </text:span><text:span text:style-name="T27">a rotina do produto de ponta a ponta. Por isso precisam entender as</text:span><text:span text:style-name="T39"> </text:span><text:span text:style-name="T27">necessidades</text:span><text:span text:style-name="T44"> </text:span><text:span text:style-name="T27">do</text:span><text:span text:style-name="T35"> </text:span><text:span text:style-name="T27">negócio,</text:span><text:span text:style-name="T62"> </text:span><text:span text:style-name="T27">além</text:span><text:span text:style-name="T41"> </text:span><text:span text:style-name="T27">de identificar</text:span><text:span text:style-name="T43"> </text:span><text:span text:style-name="T27">e</text:span><text:span text:style-name="T35"> </text:span><text:span text:style-name="T27">solucionar</text:span><text:span text:style-name="T29"> </text:span><text:span text:style-name="T27">os</text:span><text:span text:style-name="T51"> </text:span><text:span text:style-name="T27">problemas</text:span><text:span text:style-name="T37"> </text:span><text:span text:style-name="T27">do</text:span><text:span text:style-name="T79"> </text:span><text:span text:style-name="T27">produ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.5pt" fo:language="pt" fo:country="PT" style:font-name-asian="Calibri1" style:font-family-asian="Calibri" style:font-family-generic-asian="system" style:font-pitch-asian="variable" style:font-size-asian="12.5pt" style:language-asian="en" style:country-asian="US" style:font-name-complex="Calibri1" style:font-family-complex="Calibri" style:font-family-generic-complex="system" style:font-pitch-complex="variable" style:font-size-complex="12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512cm" fo:margin-right="0.471cm" fo:line-height="1.57cm" fo:text-align="center" style:justify-single-word="false" fo:text-indent="0cm" style:auto-text-indent="false"/>
      <style:text-properties style:font-name="Calibri" fo:font-family="Calibri" style:font-family-generic="roman" style:font-pitch="variable" fo:font-size="37.5pt" fo:language="pt" fo:country="PT" style:font-name-asian="Calibri1" style:font-family-asian="Calibri" style:font-family-generic-asian="system" style:font-pitch-asian="variable" style:font-size-asian="37.5pt" style:language-asian="en" style:country-asian="US" style:font-name-complex="Calibri1" style:font-family-complex="Calibri" style:font-family-generic-complex="system" style:font-pitch-complex="variable" style:font-size-complex="37.5pt" style:language-complex="ar" style:country-complex="SA"/>
    </style:style>
    <style:style style:name="List_20_Paragraph" style:display-name="List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611cm" fo:margin-bottom="0.494cm" fo:margin-left="2.822cm" fo:margin-right="2.8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434cm" fo:margin-bottom="0.494cm" fo:margin-left="2.822cm" fo:margin-right="2.893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2:59:42</meta:creation-date>
    <dc:date>2022-12-04T10:01:29.315862292</dc:date>
    <meta:editing-duration>PT1M40S</meta:editing-duration>
    <meta:generator>LibreOffice/7.3.6.2$Linux_X86_64 LibreOffice_project/30$Build-2</meta:generator>
    <meta:editing-cycles>1</meta:editing-cycles>
    <meta:document-statistic meta:table-count="0" meta:image-count="0" meta:object-count="0" meta:page-count="2" meta:paragraph-count="13" meta:word-count="459" meta:character-count="2847" meta:non-whitespace-character-count="2401"/>
    <meta:user-defined meta:name="AppVersion">12.0000</meta:user-defined>
    <meta:user-defined meta:name="Created" meta:value-type="date">2022-06-22T00:00:00</meta:user-defined>
    <meta:user-defined meta:name="Creator">Mozilla Firefox</meta:user-defined>
    <meta:user-defined meta:name="LastSaved" meta:value-type="date">2022-06-22T00:00:00</meta:user-defined>
    <meta:template xlink:type="simple" xlink:actuate="onRequest" xlink:title="Normal" xlink:href=""/>
  </office:meta>
</office:document-meta>
</file>